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Jacobian</text:title></text:p>
      <text:p text:style-name="OrgTitle"/>
      <text:p text:style-name="OrgSubtitle"><text:initial-creator>Sai Ashirwad R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fa7973c">1. intro</text:a></text:p>
        </text:index-body>
      </text:table-of-content>
      <text:h text:style-name="Heading_20_1" text:outline-level="1" text:is-list-header="false">
<text:bookmark-start text:name="OrgXref.orgfa7973c"/>
<text:bookmark text:name="orgfa7973c"/>intro
<text:bookmark-end text:name="OrgXref.orgfa7973c"/></text:h>
      <text:list text:style-name="OrgBulletedList" text:continue-numbering="false">
        <text:list-item>
          <text:p text:style-name="Text_20_body">matrix of first order partial derivatives
</text:p>
        </text:list-item>
      </text:list>
      <text:p text:style-name="Text_20_body"><text:span text:style-name="OrgCode">$$f: \mathbf{R}^n -&gt; R^m$$</text:span>
</text:p>
      <text:list text:style-name="OrgBulletedList" text:continue-numbering="false">
        <text:list-item>
          <text:p text:style-name="Text_20_body">each of its first order partial derivaties <text:span text:style-name="OrgCode">$\in \mathbf{R^n}$</text:span>
</text:p>
        </text:list-item>
        <text:list-item>
          <text:p text:style-name="Text_20_body">input <text:span text:style-name="OrgCode">$x \in \mathbf{R^n}$</text:span>
</text:p>
        </text:list-item>
        <text:list-item>
          <text:p text:style-name="Text_20_body">output <text:span text:style-name="OrgCode">$f(x) \in \mathbf{R^m}$</text:span>
</text:p>
        </text:list-item>
        <text:list-item>
          <text:p text:style-name="Text_20_body">Jacobian matrix of f defined as mxn matrix and
<text:span text:style-name="OrgCode">$$ J_{ij} = \frac{\partial f_i}{\partial x_i}$$</text:span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Sai Ashirwad R</dc:creator>
    <meta:initial-creator>Sai Ashirwad R</meta:initial-creator>
    <dc:date>2020-10-12T07:25:46</dc:date>
    <meta:creation-date>2020-10-12T07:25:46</meta:creation-date>
    <meta:generator>Emacs 26.3 (Org mode 9.4)</meta:generator>
    <meta:keyword/>
    <dc:subject/>
    <dc:title>Jacobian</dc:title>
  </office:meta>
</office:document-meta>
</file>